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 fo:background-color="#0099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 fo:background-color="#ff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 fo:background-color="#00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P5" style:family="paragraph" style:parent-style-name="Header">
      <style:text-properties style:font-name="DejaVu Sans Mono" officeooo:rsid="00167692" officeooo:paragraph-rsid="00167692"/>
    </style:style>
    <style:style style:name="P6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color="#000000" style:font-name="Nimbus Sans L"/>
    </style:style>
    <style:style style:name="P7" style:family="paragraph" style:parent-style-name="Standard">
      <style:paragraph-properties fo:text-align="center" style:justify-single-word="false"/>
      <style:text-properties style:font-name="Nimbus Sans L" officeooo:rsid="00167692" officeooo:paragraph-rsid="00167692"/>
    </style:style>
    <style:style style:name="P8" style:family="paragraph" style:parent-style-name="Standard">
      <style:paragraph-properties fo:text-align="start" style:justify-single-word="false"/>
      <style:text-properties fo:color="#ff6600" style:font-name="Nimbus Sans L" fo:font-size="24pt" fo:font-weight="bold" officeooo:rsid="00167692" officeooo:paragraph-rsid="00167692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6b5f3" officeooo:paragraph-rsid="0018587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6600" style:font-name="Nimbus Sans L" fo:font-size="11pt" fo:font-weight="bold" officeooo:rsid="0016b5f3" officeooo:paragraph-rsid="0016b5f3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6600" style:font-name="Nimbus Sans L" fo:font-size="24pt" fo:font-weight="bold" officeooo:rsid="00167692" officeooo:paragraph-rsid="0018587e" style:font-size-asian="21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8587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ff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ff" style:font-name="Nimbus Sans L" fo:font-size="20pt" fo:font-weight="bold" officeooo:rsid="0016b5f3" officeooo:paragraph-rsid="0019ad3f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6600" style:font-name="Nimbus Sans L" fo:font-size="10.5pt" fo:font-weight="bold" officeooo:rsid="0016b5f3" officeooo:paragraph-rsid="0019ad3f" fo:background-color="#0000ff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20pt" fo:font-weight="bold" officeooo:rsid="0016b5f3" officeooo:paragraph-rsid="0016b5f3" fo:background-color="transparent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20pt" fo:font-weight="bold" officeooo:rsid="0016b5f3" officeooo:paragraph-rsid="0018587e" fo:background-color="transparent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10.5pt" fo:font-weight="bold" officeooo:rsid="0016b5f3" officeooo:paragraph-rsid="0018587e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6600" style:font-name="Nimbus Sans L" fo:font-size="10.5pt" fo:font-weight="bold" officeooo:rsid="00167692" officeooo:paragraph-rsid="0019ad3f" fo:background-color="#ff33ff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Nimbus Sans L" fo:font-size="48pt" officeooo:rsid="00167692" officeooo:paragraph-rsid="00167692" style:font-size-asian="48pt" style:font-size-complex="48pt"/>
    </style:style>
    <style:style style:name="P23" style:family="paragraph" style:parent-style-name="Standard">
      <style:paragraph-properties fo:text-align="start" style:justify-single-word="false"/>
      <style:text-properties fo:color="#ffffff" style:font-name="Nimbus Sans L" fo:font-size="10.5pt" fo:font-style="italic" fo:font-weight="bold" officeooo:rsid="0018587e" officeooo:paragraph-rsid="0018587e" fo:background-color="#006600" style:font-size-asian="10.5pt" style:font-style-asian="italic" style:font-weight-asian="bold" style:font-size-complex="10.5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8587e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6600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6600" style:font-name="Nimbus Sans L" fo:font-size="16pt" fo:font-weight="normal" officeooo:rsid="001f9cc0" officeooo:paragraph-rsid="00203a73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6600" style:font-name="Nimbus Sans L" fo:font-size="16pt" fo:font-weight="normal" officeooo:rsid="001f9cc0" officeooo:paragraph-rsid="00203a73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6600" style:font-name="Nimbus Sans L" fo:font-size="16pt" fo:font-weight="normal" officeooo:rsid="00203a73" officeooo:paragraph-rsid="00203a73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6600" style:font-name="Nimbus Sans L" fo:font-size="24pt" fo:font-weight="bold" officeooo:rsid="00167692" officeooo:paragraph-rsid="0019ad3f" style:font-size-asian="21pt" style:font-weight-asian="bold" style:font-size-complex="2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6600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ff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ff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6b5f3" officeooo:paragraph-rsid="0016b5f3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6b5f3" officeooo:paragraph-rsid="001f9cc0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f9cc0" officeooo:paragraph-rsid="001f9cc0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6600" style:font-name="Nimbus Sans L" fo:font-size="20pt" fo:font-weight="bold" officeooo:rsid="001f9cc0" officeooo:paragraph-rsid="00203a73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ff6600" style:font-name="Nimbus Sans L" fo:font-size="16pt" fo:font-weight="normal" officeooo:rsid="001f9cc0" officeooo:paragraph-rsid="001f9cc0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f6600" style:font-name="Nimbus Sans L" fo:font-size="16pt" fo:font-weight="normal" officeooo:rsid="001f9cc0" officeooo:paragraph-rsid="00203a73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ff6600" style:font-name="Nimbus Sans L" fo:font-size="16pt" fo:font-weight="normal" officeooo:rsid="001f9cc0" officeooo:paragraph-rsid="001f9cc0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ff6600" style:font-name="Nimbus Sans L" fo:font-size="16pt" fo:font-weight="normal" officeooo:rsid="001f9cc0" officeooo:paragraph-rsid="00203a73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4.182cm"/>
        </style:tab-stops>
      </style:paragraph-properties>
      <style:text-properties fo:color="#ff00cc" style:font-name="Nimbus Sans L" fo:font-size="16pt" fo:font-weight="normal" officeooo:rsid="001f9cc0" officeooo:paragraph-rsid="00203a73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14.182cm"/>
        </style:tab-stops>
      </style:paragraph-properties>
      <style:text-properties fo:color="#ff00cc" style:font-name="Nimbus Sans L" fo:font-size="16pt" fo:font-weight="normal" officeooo:rsid="001f9cc0" officeooo:paragraph-rsid="00203a73" fo:background-color="transparent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fo:color="#ff6600" style:font-name="Nimbus Sans L" fo:font-size="40pt" fo:font-weight="bold" officeooo:rsid="00167692" officeooo:paragraph-rsid="00167692" style:font-size-asian="40pt" style:font-weight-asian="bold" style:font-size-complex="40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color="#006600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color="#ff00cc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color="#0000ff" style:font-name="Nimbus Sans L" fo:font-size="40pt" fo:font-weight="bold" officeooo:rsid="00167692" officeooo:paragraph-rsid="0018587e" style:font-size-asian="40pt" style:font-weight-asian="bold" style:font-size-complex="40pt" style:font-weight-complex="bold"/>
    </style:style>
    <style:style style:name="P4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style:font-name="Nimbus Sans L" fo:font-size="10.5pt" fo:font-style="italic" fo:font-weight="bold" officeooo:rsid="0018587e" officeooo:paragraph-rsid="0018587e" fo:background-color="#ff6600" style:font-size-asian="10.5pt" style:font-style-asian="italic" style:font-weight-asian="bold" style:font-size-complex="10.5pt" style:font-style-complex="italic" style:font-weight-complex="bold"/>
    </style:style>
    <style:style style:name="P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style:font-name="Nimbus Sans L" fo:font-size="10.5pt" fo:font-style="italic" fo:font-weight="bold" officeooo:rsid="0018587e" officeooo:paragraph-rsid="0018587e" fo:background-color="#ff33ff" style:font-size-asian="10.5pt" style:font-style-asian="italic" style:font-weight-asian="bold" style:font-size-complex="10.5pt" style:font-style-complex="italic" style:font-weight-complex="bold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style:font-name="Nimbus Sans L" fo:font-size="10.5pt" fo:font-style="italic" fo:font-weight="bold" officeooo:rsid="0019ad3f" officeooo:paragraph-rsid="0018587e" fo:background-color="#ff33ff" style:font-size-asian="10.5pt" style:font-style-asian="italic" style:font-weight-asian="bold" style:font-size-complex="10.5pt" style:font-style-complex="italic" style:font-weight-complex="bold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6600" style:font-name="Nimbus Sans L" fo:font-size="20pt" fo:font-style="normal" fo:font-weight="bold" officeooo:rsid="00203a73" officeooo:paragraph-rsid="00203a73" fo:background-color="transparent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6600" style:font-name="Nimbus Sans L" fo:font-size="16pt" fo:font-style="normal" fo:font-weight="normal" officeooo:rsid="001f9cc0" officeooo:paragraph-rsid="00203a7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Nimbus Sans L" fo:font-size="20pt" fo:font-weight="bold" officeooo:rsid="0016b5f3" officeooo:paragraph-rsid="0016b5f3" fo:background-color="transparent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 fo:background-color="transparent">
        <style:tab-stops>
          <style:tab-stop style:position="14.182cm"/>
        </style:tab-stops>
        <style:background-image/>
      </style:paragraph-properties>
      <style:text-properties fo:color="#ff00cc" style:font-name="Nimbus Sans L" fo:font-size="16pt" fo:font-weight="normal" officeooo:rsid="001f9cc0" officeooo:paragraph-rsid="00203a73" fo:background-color="transparent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 fo:background-color="transparent">
        <style:tab-stops>
          <style:tab-stop style:position="14.182cm"/>
        </style:tab-stops>
        <style:background-image/>
      </style:paragraph-properties>
      <style:text-properties fo:color="#ff00cc" style:font-name="Nimbus Sans L" fo:font-size="16pt" fo:font-weight="normal" officeooo:rsid="001f9cc0" officeooo:paragraph-rsid="00203a73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ff" style:font-name="Nimbus Sans L" fo:font-size="20pt" fo:font-style="normal" fo:font-weight="bold" officeooo:rsid="00203a73" officeooo:paragraph-rsid="00203a73" fo:background-color="transparent" style:font-size-asian="20pt" style:font-style-asian="normal" style:font-weight-asian="bold" style:font-size-complex="20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 fo:background-color="#0066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T1" style:family="text">
      <style:text-properties fo:font-size="110pt" style:font-size-asian="110pt" style:font-size-complex="11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ff" fo:font-size="20pt" officeooo:rsid="0016b5f3" style:font-size-asian="20pt" style:font-size-complex="20pt"/>
    </style:style>
    <style:style style:name="T4" style:family="text">
      <style:text-properties fo:color="#ff6600" style:font-name="Nimbus Sans L" fo:font-size="20pt" fo:font-weight="bold" officeooo:rsid="001f9cc0" style:font-size-asian="20pt" style:font-weight-asian="bold" style:font-size-complex="20pt" style:font-weight-complex="bold"/>
    </style:style>
    <style:style style:name="T5" style:family="text">
      <style:text-properties fo:color="#ff6600" fo:font-size="16pt" fo:font-weight="normal" officeooo:rsid="001f9cc0" style:font-size-asian="14pt" style:font-weight-asian="normal" style:font-size-complex="16pt" style:font-weight-complex="normal"/>
    </style:style>
    <style:style style:name="T6" style:family="text">
      <style:text-properties fo:color="#ff6600" fo:font-size="16pt" fo:font-style="normal" fo:font-weight="normal" officeooo:rsid="00203a73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20pt" officeooo:rsid="0016b5f3" style:font-size-asian="20pt" style:font-size-complex="20pt"/>
    </style:style>
    <style:style style:name="T8" style:family="text">
      <style:text-properties fo:color="#ffffff" fo:font-size="12pt" fo:font-style="italic" officeooo:rsid="0018587e" fo:background-color="#006600" loext:char-shading-value="0" style:font-size-asian="12pt" style:font-style-asian="italic" style:font-size-complex="12pt" style:font-style-complex="italic"/>
    </style:style>
    <style:style style:name="T9" style:family="text">
      <style:text-properties fo:color="#ffffff" fo:font-size="10.5pt" fo:font-style="italic" officeooo:rsid="0018587e" fo:background-color="#0000ff" loext:char-shading-value="0" style:font-size-asian="10.5pt" style:font-style-asian="italic" style:font-size-complex="10.5pt" style:font-style-complex="italic"/>
    </style:style>
    <style:style style:name="T10" style:family="text">
      <style:text-properties fo:color="#ffffff" fo:font-size="10.5pt" fo:font-style="italic" officeooo:rsid="0019ad3f" fo:background-color="#0000ff" loext:char-shading-value="0" style:font-size-asian="10.5pt" style:font-style-asian="italic" style:font-size-complex="10.5pt" style:font-style-complex="italic"/>
    </style:style>
    <style:style style:name="T11" style:family="text">
      <style:text-properties fo:color="#ffffff" fo:font-size="10.5pt" fo:font-style="italic" officeooo:rsid="0018587e" fo:background-color="#006600" loext:char-shading-value="0" style:font-size-asian="10.5pt" style:font-style-asian="italic" style:font-size-complex="10.5pt" style:font-style-complex="italic"/>
    </style:style>
    <style:style style:name="T12" style:family="text">
      <style:text-properties fo:color="#ffffff" fo:font-size="10.5pt" fo:font-style="italic" officeooo:rsid="0018587e" fo:background-color="#ff6600" loext:char-shading-value="0" style:font-size-asian="10.5pt" style:font-style-asian="italic" style:font-size-complex="10.5pt" style:font-style-complex="italic"/>
    </style:style>
    <style:style style:name="T13" style:family="text">
      <style:text-properties fo:color="#ffffff" fo:font-style="italic" officeooo:rsid="0018587e" style:font-style-asian="italic" style:font-style-complex="italic"/>
    </style:style>
    <style:style style:name="T14" style:family="text">
      <style:text-properties fo:color="#ffffff" fo:font-style="italic" officeooo:rsid="0019ad3f" style:font-style-asian="italic" style:font-style-complex="italic"/>
    </style:style>
    <style:style style:name="T15" style:family="text">
      <style:text-properties fo:color="#ffffff" fo:font-style="italic" officeooo:rsid="0018587e" fo:background-color="#ff33ff" loext:char-shading-value="0" style:font-style-asian="italic" style:font-style-complex="italic"/>
    </style:style>
    <style:style style:name="T16" style:family="text">
      <style:text-properties fo:color="#ffffff" style:font-name="Nimbus Sans L" fo:font-size="16pt" fo:font-style="italic" fo:font-weight="normal" officeooo:rsid="0018587e" fo:background-color="#0000ff" loext:char-shading-value="0" style:font-size-asian="14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6pt" fo:font-weight="normal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1f9cc0" style:font-size-asian="14pt" style:font-weight-asian="normal" style:font-size-complex="16pt" style:font-weight-complex="normal"/>
    </style:style>
    <style:style style:name="T19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size="16pt" fo:font-style="italic" fo:font-weight="normal" officeooo:rsid="0018587e" style:font-size-asian="14pt" style:font-style-asian="italic" style:font-weight-asian="normal" style:font-size-complex="16pt" style:font-style-complex="italic" style:font-weight-complex="normal"/>
    </style:style>
    <style:style style:name="T21" style:family="text">
      <style:text-properties officeooo:rsid="00203a73"/>
    </style:style>
    <style:style style:name="T22" style:family="text">
      <style:text-properties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7"><text:span text:style-name="T2">THEOLOGY AND ETHICS</text:span><text:line-break/><text:span text:style-name="T1">QOUTES<text:line-break/></text:span></text:p>
      <text:p text:style-name="P43">Catholismism</text:p>
      <text:p text:style-name="P8"><text:s/></text:p>
      <text:p text:style-name="P10">Abortion </text:p>
      <text:p text:style-name="P47">“NO! <text:s/>NEVER DO ANYTHING BAD TO CHILDREN!”</text:p>
      <text:p text:style-name="P37"/>
      <text:p text:style-name="P38">Adoption</text:p>
      <text:p text:style-name="P37"/>
      <text:p text:style-name="P38">Disability</text:p>
      <text:p text:style-name="P38"/>
      <text:p text:style-name="P38">Father's rights</text:p>
      <text:p text:style-name="P37"/>
      <text:p text:style-name="P38">Poverty</text:p>
      <text:p text:style-name="P37"/>
      <text:p text:style-name="P37">Quality of life</text:p>
      <text:p text:style-name="P37"/>
      <text:p text:style-name="P38">Sanctity/mirical of life</text:p>
      <text:p text:style-name="P38"/>
      <text:p text:style-name="P9">Animal rights</text:p>
      <text:p text:style-name="P47">“NO MEAT ON FRIDAY !”</text:p>
      <text:p text:style-name="P11"/>
      <text:p text:style-name="P40"/>
      <text:p text:style-name="P40">Animals for clothing</text:p>
      <text:p text:style-name="P40"/>
      <text:p text:style-name="P40">Animals rights</text:p>
      <text:p text:style-name="P40"/>
      <text:p text:style-name="P40">Cloning</text:p>
      <text:p text:style-name="P40"/>
      <text:p text:style-name="P40">Creation narrative</text:p>
      <text:p text:style-name="P40"/>
      <text:p text:style-name="P40">Dominion/stewardship</text:p>
      <text:p text:style-name="P39"/>
      <text:p text:style-name="P39">Extinction</text:p>
      <text:p text:style-name="P39"/>
      <text:p text:style-name="P39">Genetic modification</text:p>
      <text:p text:style-name="P39"><text:soft-page-break/></text:p>
      <text:p text:style-name="P39">Vegan/vegeaterianism</text:p>
      <text:p text:style-name="P39"/>
      <text:p text:style-name="P10">Crime and punishment</text:p>
      <text:p text:style-name="P34"><text:span text:style-name="T12">“5,000 HAIL MARIES!”</text:span><text:line-break/></text:p>
      <text:p text:style-name="P34"/>
      <text:p text:style-name="P10">Death and euthinasia</text:p>
      <text:p text:style-name="P47">“CRIME AGAINST GOD”</text:p>
      <text:p text:style-name="P9"/>
      <text:p text:style-name="P35"><text:span text:style-name="T17">Caring for the elderly</text:span></text:p>
      <text:p text:style-name="P35"><text:span text:style-name="T17"/></text:p>
      <text:p text:style-name="P35"><text:span text:style-name="T17">Euthinasia </text:span></text:p>
      <text:p text:style-name="P35"><text:span text:style-name="T17"/></text:p>
      <text:p text:style-name="P35"><text:span text:style-name="T17">Life after death</text:span></text:p>
      <text:p text:style-name="P35"/>
      <text:p text:style-name="P9">Drugs</text:p>
      <text:p text:style-name="P47">“DRUGS ARE BAD! *TAKES COMMUNION*”</text:p>
      <text:p text:style-name="P9"><text:span text:style-name="T18"/></text:p>
      <text:p text:style-name="P34"><text:span text:style-name="T18"/></text:p>
      <text:p text:style-name="P9">Poverty</text:p>
      <text:p text:style-name="P47">“CHECK OUT MA BLING, YEH GOLDEN THONE BIACH”</text:p>
      <text:p text:style-name="P9"/>
      <text:p text:style-name="P35"><text:span text:style-name="T17">Charity</text:span></text:p>
      <text:p text:style-name="P36"><text:span text:style-name="T17"><text:s/></text:span></text:p>
      <text:p text:style-name="P36"><text:span text:style-name="T17">Debt</text:span></text:p>
      <text:p text:style-name="P36"><text:span text:style-name="T17"/></text:p>
      <text:p text:style-name="P35"><text:span text:style-name="T17">Exploitation</text:span></text:p>
      <text:p text:style-name="P35"><text:span text:style-name="T17"/></text:p>
      <text:p text:style-name="P35"><text:span text:style-name="T17">Fair trade</text:span></text:p>
      <text:p text:style-name="P35"><text:span text:style-name="T17"/></text:p>
      <text:p text:style-name="P35"><text:span text:style-name="T17">Sustainable</text:span></text:p>
      <text:p text:style-name="P35"><text:span text:style-name="T17"/></text:p>
      <text:p text:style-name="P35"><text:span text:style-name="T17">Wealth</text:span></text:p>
      <text:p text:style-name="P35"><text:span text:style-name="T17"/></text:p>
      <text:p text:style-name="P9"><text:soft-page-break/></text:p>
      <text:p text:style-name="P9">Prejudice</text:p>
      <text:p text:style-name="P47">“WE ALL ARE EQUAL. EXCEPT WOMEN”</text:p>
      <text:p text:style-name="P9"/>
      <text:p text:style-name="P35"><text:span text:style-name="T17">Ageism</text:span></text:p>
      <text:p text:style-name="P36"><text:span text:style-name="T17"/></text:p>
      <text:p text:style-name="P36"><text:span text:style-name="T17">Harmony and tolerance</text:span></text:p>
      <text:p text:style-name="P36"><text:span text:style-name="T17"/></text:p>
      <text:p text:style-name="P36"><text:span text:style-name="T17">Positive discrimination</text:span></text:p>
      <text:p text:style-name="P36"><text:span text:style-name="T17"/></text:p>
      <text:p text:style-name="P36"><text:span text:style-name="T17">Racism</text:span></text:p>
      <text:p text:style-name="P36"><text:span text:style-name="T17"/></text:p>
      <text:p text:style-name="P35"><text:span text:style-name="T17">Sexism</text:span></text:p>
      <text:p text:style-name="P35"><text:span text:style-name="T17"/></text:p>
      <text:p text:style-name="P9"/>
      <text:p text:style-name="P9">War and peace</text:p>
      <text:p text:style-name="P47">“GO IN PEACE... AND TAKE BACK THE HOLY LAND!”</text:p>
      <text:p text:style-name="P47"><text:span text:style-name="T5"/></text:p>
      <text:p text:style-name="P50"><text:span text:style-name="T17"/></text:p>
      <text:p text:style-name="P50"><text:span text:style-name="T18">Holy/Just war</text:span></text:p>
      <text:p text:style-name="P50"><text:span text:style-name="T17"/></text:p>
      <text:p text:style-name="P50"><text:span text:style-name="T17">Pacifism</text:span></text:p>
      <text:p text:style-name="P50"><text:span text:style-name="T17"/></text:p>
      <text:p text:style-name="P50"><text:span text:style-name="T17">Reasons for war</text:span></text:p>
      <text:p text:style-name="P50"><text:span text:style-name="T17"/></text:p>
      <text:p text:style-name="P50"><text:span text:style-name="T17">Victims of war</text:span></text:p>
      <text:p text:style-name="P50"><text:span text:style-name="T17"/></text:p>
      <text:p text:style-name="P50"><text:span text:style-name="T17">W.M.Ds</text:span></text:p>
      <text:p text:style-name="P30"><text:span text:style-name="T6"/></text:p>
      <text:p text:style-name="P30"><text:span text:style-name="T6"/></text:p>
      <text:p text:style-name="P44">Islam</text:p>
      <text:p text:style-name="P12"><text:line-break/><text:span text:style-name="T7">Abortion<text:line-break/></text:span><text:span text:style-name="T11">“A WHAT? WHY WOULD YOU WANT TO DO THAT?”</text:span></text:p>
      <text:p text:style-name="P13"/>
      <text:p text:style-name="P26">Adoption</text:p>
      <text:p text:style-name="P26"/>
      <text:p text:style-name="P26">Disability</text:p>
      <text:p text:style-name="P26"/>
      <text:p text:style-name="P51"><text:span text:style-name="T22">Father's rights</text:span></text:p>
      <text:p text:style-name="P26"/>
      <text:p text:style-name="P26">Poverty</text:p>
      <text:p text:style-name="P26"/>
      <text:p text:style-name="P26">Quality of life</text:p>
      <text:p text:style-name="P26"/>
      <text:p text:style-name="P51"><text:span text:style-name="T22">Sanctity/mirical of life</text:span></text:p>
      <text:p text:style-name="P50"><text:span text:style-name="T17"/></text:p>
      <text:p text:style-name="P13">Animal rights</text:p>
      <text:p text:style-name="P23">“FOR THE LAST TIME, I DON'T EAT PORK!”</text:p>
      <text:p text:style-name="P13"/>
      <text:p text:style-name="P27">Animals rights</text:p>
      <text:p text:style-name="P27"/>
      <text:p text:style-name="P27">Cloning</text:p>
      <text:p text:style-name="P27"/>
      <text:p text:style-name="P27">Creation narrative</text:p>
      <text:p text:style-name="P27"/>
      <text:p text:style-name="P27">Dominion/stewardship <text:span text:style-name="T21">[Califate]</text:span></text:p>
      <text:p text:style-name="P27"/>
      <text:p text:style-name="P27">Extinction </text:p>
      <text:p text:style-name="P27"/>
      <text:p text:style-name="P28">Halal/haram food</text:p>
      <text:p text:style-name="P27"/>
      <text:p text:style-name="P27">Genetic modification</text:p>
      <text:p text:style-name="P27"><text:soft-page-break/></text:p>
      <text:p text:style-name="P27"><text:span text:style-name="T21">Use of animals</text:span></text:p>
      <text:p text:style-name="P13"/>
      <text:p text:style-name="P14">Crime and punishment</text:p>
      <text:p text:style-name="P14"><text:span text:style-name="T11">“WHATS WRONG WITH THE DEATH PENALTY?”</text:span><text:line-break/></text:p>
      <text:p text:style-name="P14">Death and euthinasia</text:p>
      <text:p text:style-name="P23">“WUSS”</text:p>
      <text:p text:style-name="P13"/>
      <text:p text:style-name="P13">Drugs</text:p>
      <text:p text:style-name="P23">“FOR THE LAST TIME, I DONT DRINK EITHER!”</text:p>
      <text:p text:style-name="P13"/>
      <text:p text:style-name="P13">Poverty</text:p>
      <text:p text:style-name="P23">“ZAKAT”</text:p>
      <text:p text:style-name="P13"/>
      <text:p text:style-name="P13">Prejudice</text:p>
      <text:p text:style-name="P23">“WOMEN ARE DIFFRENT TO MEN”</text:p>
      <text:p text:style-name="P14"/>
      <text:p text:style-name="P14">War and peace</text:p>
      <text:p text:style-name="P12"><text:span text:style-name="T8"><text:s/></text:span><text:span text:style-name="T11">-INSERT STERYOTYPE HERE-</text:span><text:span text:style-name="T8"> </text:span></text:p>
      <text:p text:style-name="P12"><text:line-break/></text:p>
      <text:p text:style-name="P45">Protestantism</text:p>
      <text:p text:style-name="P12"/>
      <text:p text:style-name="P18">Abortion</text:p>
      <text:p text:style-name="P48">“UM... WE DON'T REALLY KNOW... SORRY... JUST PLAY IT SAFE”</text:p>
      <text:p text:style-name="P18"/>
      <text:p text:style-name="P41">Adoption</text:p>
      <text:p text:style-name="P41"/>
      <text:p text:style-name="P41">Disability</text:p>
      <text:p text:style-name="P41"/>
      <text:p text:style-name="P53">Father's rights</text:p>
      <text:p text:style-name="P54"/>
      <text:p text:style-name="P41">Poverty</text:p>
      <text:p text:style-name="P54"/>
      <text:p text:style-name="P53">Quality of life</text:p>
      <text:p text:style-name="P53"/>
      <text:p text:style-name="P42">Sanctity/mirical of life</text:p>
      <text:p text:style-name="P18"/>
      <text:p text:style-name="P18">Animal rights</text:p>
      <text:p text:style-name="P48">“WELL MAYBE IT'S OKAY TO EAT MEAT BUT WE DON'T WANT TO BE MEAN...”</text:p>
      <text:p text:style-name="P18"/>
      <text:p text:style-name="P19">Crime and punishment</text:p>
      <text:p text:style-name="P20"><text:span text:style-name="T15">“DON'T BE TOO HARSH... :(”</text:span><text:line-break/></text:p>
      <text:p text:style-name="P19">Death and euthinasia</text:p>
      <text:p text:style-name="P49">A VERY APPROPRIATE TOPIC FOR THE DIEING C.O.E</text:p>
      <text:p text:style-name="P18"/>
      <text:p text:style-name="P18">Drugs</text:p>
      <text:p text:style-name="P21"><text:span text:style-name="T13">“</text:span><text:span text:style-name="T14">WOULD YOU LIKE A BIT OF CHERRY DEARY?</text:span><text:span text:style-name="T13">”</text:span></text:p>
      <text:p text:style-name="P18"/>
      <text:p text:style-name="P18">Poverty</text:p>
      <text:p text:style-name="P21"><text:span text:style-name="T13">“</text:span><text:span text:style-name="T14">TIME FOR A TOBOLA FOR CHRISTIAN AID!</text:span><text:span text:style-name="T13">”</text:span></text:p>
      <text:p text:style-name="P18"/>
      <text:p text:style-name="P18"><text:soft-page-break/>Prejudice</text:p>
      <text:p text:style-name="P21"><text:span text:style-name="T13">“</text:span><text:span text:style-name="T14">CAN WE HAVE WOMEN BISHOPS YET?</text:span><text:span text:style-name="T13">” </text:span><text:span text:style-name="T14">CLERGY:”NO &gt;:|”</text:span></text:p>
      <text:p text:style-name="P18"/>
      <text:p text:style-name="P18">War and peace</text:p>
      <text:p text:style-name="P21"><text:span text:style-name="T13">“</text:span><text:span text:style-name="T14">WHY CAN'T WE JUST BE NICE TO EACH OTHER :'(</text:span><text:span text:style-name="T13">”</text:span></text:p>
      <text:p text:style-name="P31"/>
      <text:p text:style-name="P46">UK Law</text:p>
      <text:p text:style-name="P12"><text:line-break/><text:span text:style-name="T3">Abortion</text:span></text:p>
      <text:p text:style-name="P17"><text:span text:style-name="T13">“</text:span><text:span text:style-name="T14">A BRITISH MIDDLE GROUND – RETARDED AND BADLY IMPLIMENTED</text:span><text:span text:style-name="T13">”</text:span></text:p>
      <text:p text:style-name="P38"/>
      <text:p text:style-name="P15">Animal rights</text:p>
      <text:p text:style-name="P17"><text:span text:style-name="T13">“</text:span><text:span text:style-name="T14">FINE, <text:s/>WE'LL BAN SUFFOCATEING CHICKENS TO DEATH</text:span><text:span text:style-name="T13">”</text:span></text:p>
      <text:p text:style-name="P15"/>
      <text:p text:style-name="P16">Crime and punishment</text:p>
      <text:p text:style-name="P16"><text:span text:style-name="T9">“</text:span><text:span text:style-name="T10">I SENTANCE YOU FOUR YEARS FOR THAT TWITTER POST</text:span><text:span text:style-name="T9">”</text:span><text:line-break/></text:p>
      <text:p text:style-name="P16">Death and euthinasia</text:p>
      <text:p text:style-name="P17"><text:span text:style-name="T13">“</text:span><text:span text:style-name="T14">YOU CAN ONLY KILL THEM SLOWLY</text:span><text:span text:style-name="T13">”</text:span></text:p>
      <text:p text:style-name="P15"/>
      <text:p text:style-name="P15">Drugs</text:p>
      <text:p text:style-name="P17"><text:span text:style-name="T13">“</text:span><text:span text:style-name="T14">OUH ARR, WE GOTTA BE HARD ON THOSE YOBS SMOKING CANNABIS</text:span><text:span text:style-name="T13">”</text:span></text:p>
      <text:p text:style-name="P15"/>
      <text:p text:style-name="P15">Poverty</text:p>
      <text:p text:style-name="P17"><text:span text:style-name="T13">“</text:span><text:span text:style-name="T14">BONGO BONGO LAND</text:span><text:span text:style-name="T13">”</text:span></text:p>
      <text:p text:style-name="P15"/>
      <text:p text:style-name="P15">Prejudice</text:p>
      <text:p text:style-name="P17"><text:span text:style-name="T13">“</text:span><text:span text:style-name="T14">HELLO MR TURBAN SIR, YOU HAVE BEEN 'RANDOMLY' SELECTED FOR A SEARCH</text:span><text:span text:style-name="T13">”</text:span></text:p>
      <text:p text:style-name="P15"/>
      <text:p text:style-name="P29"><text:span text:style-name="T3">War and peace</text:span><text:line-break/><text:span text:style-name="T9">“</text:span><text:span text:style-name="T10">SUPPORT THE TROOPS – THE AMERICAN ONES THAT WE'RE FOLLOWING INTO THIS WAR</text:span><text:span text:style-name="T9">”</text:span></text:p>
      <text:p text:style-name="P29"><text:span text:style-name="T16"/></text:p>
      <text:p text:style-name="P55"><text:span text:style-name="T20">N</text:span><text:span text:style-name="T19">ATO</text:span></text:p>
      <text:p text:style-name="P55"><text:span text:style-name="T19"/></text:p>
      <text:p text:style-name="P55"><text:span text:style-name="T17">Nuclear proliferation</text:span></text:p>
      <text:p text:style-name="P55"><text:span text:style-name="T19"/></text:p>
      <text:p text:style-name="P55"><text:span text:style-name="T17">War</text:span></text:p>
      <text:p text:style-name="P55"><text:span text:style-name="T17"/></text:p>
      <text:p text:style-name="P55"><text:soft-page-break/><text:span text:style-name="T19">W.M.Ds</text:span></text:p>
      <text:p text:style-name="P55"><text:span text:style-name="T19"/></text:p>
      <text:p text:style-name="P55"><text:span text:style-name="T19">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6cm" table:align="margins"/>
    </style:style>
    <style:style style:name="Table1.A" style:family="table-column">
      <style:table-column-properties style:column-width="4.9cm" style:rel-column-width="16383*"/>
    </style:style>
    <style:style style:name="Table1.D" style:family="table-column">
      <style:table-column-properties style:column-width="4.9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19.6cm" table:align="margins"/>
    </style:style>
    <style:style style:name="Table3.A" style:family="table-column">
      <style:table-column-properties style:column-width="4.9cm" style:rel-column-width="16383*"/>
    </style:style>
    <style:style style:name="Table3.D" style:family="table-column">
      <style:table-column-properties style:column-width="4.9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 fo:background-color="#0066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3" style:family="paragraph" style:parent-style-name="Table_20_Contents">
      <style:paragraph-properties fo:text-align="center" style:justify-single-word="false" fo:background-color="#ff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4" style:family="paragraph" style:parent-style-name="Table_20_Contents">
      <style:paragraph-properties fo:text-align="center" style:justify-single-word="false" fo:background-color="#0000ff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5" style:family="paragraph" style:parent-style-name="Header">
      <style:text-properties style:font-name="DejaVu Sans Mono" officeooo:rsid="00167692" officeooo:paragraph-rsid="00167692"/>
    </style:style>
    <style:style style:name="MP6" style:family="paragraph" style:parent-style-name="Table_20_Contents">
      <style:paragraph-properties fo:text-align="center" style:justify-single-word="false" fo:background-color="#009900">
        <style:background-image/>
      </style:paragraph-properties>
      <style:text-properties fo:color="#ffffff" style:font-name="Nimbus Sans L" fo:font-size="13pt" fo:font-weight="bold" officeooo:rsid="00167692" officeooo:paragraph-rsid="00167692" style:font-size-asian="13pt" style:font-weight-asian="bold" style:font-size-complex="13pt" style:font-weight-complex="bold"/>
    </style:style>
    <style:style style:name="MP7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color="#000000" style:font-name="Nimbus Sans L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column table:style-name="Table1.D"/>
          <table:table-row>
            <table:table-cell table:style-name="Table1.A1" office:value-type="string">
              <text:p text:style-name="MP1">Catholisism</text:p>
            </table:table-cell>
            <table:table-cell table:style-name="Table1.A1" office:value-type="string">
              <text:p text:style-name="MP2">Islam</text:p>
            </table:table-cell>
            <table:table-cell table:style-name="Table1.A1" office:value-type="string">
              <text:p text:style-name="MP3">Protestantism</text:p>
            </table:table-cell>
            <table:table-cell table:style-name="Table1.D1" office:value-type="string">
              <text:p text:style-name="MP4">UK Law</text:p>
            </table:table-cell>
          </table:table-row>
        </table:table>
        <text:p text:style-name="MP5"><text:s text:c="4"/></text:p>
      </style:header>
      <style:header-first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office:value-type="string">
              <text:p text:style-name="MP1">Catholisism</text:p>
            </table:table-cell>
            <table:table-cell table:style-name="Table3.A1" office:value-type="string">
              <text:p text:style-name="MP6">Islam</text:p>
            </table:table-cell>
            <table:table-cell table:style-name="Table3.A1" office:value-type="string">
              <text:p text:style-name="MP3">Protestantism</text:p>
            </table:table-cell>
            <table:table-cell table:style-name="Table3.D1" office:value-type="string">
              <text:p text:style-name="MP4">UK Law</text:p>
            </table:table-cell>
          </table:table-row>
        </table:table>
        <text:p text:style-name="MP5"><text:s text:c="4"/></text:p>
      </style:header-first>
      <style:footer>
        <text:p text:style-name="MP7"><text:page-number text:select-page="current">1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dan </meta:initial-creator>
    <meta:creation-date>2014-05-03T10:47:19.970390493</meta:creation-date>
    <dc:date>2014-05-03T11:49:03.577899673</dc:date>
    <dc:creator>Aidan </dc:creator>
    <meta:editing-duration>PT1S</meta:editing-duration>
    <meta:editing-cycles>1</meta:editing-cycles>
    <meta:generator>LibreOffice/4.2.3.3$Linux_X86_64 LibreOffice_project/420$Build-3</meta:generator>
    <meta:document-statistic meta:table-count="2" meta:image-count="0" meta:object-count="0" meta:page-count="10" meta:paragraph-count="139" meta:word-count="405" meta:character-count="2534" meta:non-whitespace-character-count="2236"/>
  </office:meta>
</office:document-meta>
</file>